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c0c0c0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ext-properties style:font-name="Arial" style:font-name-asian="Arial1" style:font-name-complex="Tahoma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1U Rack calculator based on Side Section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8" table:formula="of:=180+20" office:value-type="float" office:value="200">
            <text:p>200,0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9" office:value-type="float" office:value="43.6">
            <text:p>43,6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2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8" office:value-type="float" office:value="20">
            <text:p>20,00</text:p>
          </table:table-cell>
          <table:table-cell table:number-columns-repeated="2"/>
          <table:table-cell office:value-type="string">
            <text:p>Back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 office:value-type="string">
            <text:p>Internal horizontal space for components:</text:p>
          </table:table-cell>
          <table:table-cell table:formula="of:=[.B5]-2*10" office:value-type="float" office:value="180">
            <text:p>18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6]" office:value-type="float" office:value="43.6">
            <text:p>43,6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200">
            <text:p>200,0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3]/2-4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34/2" office:value-type="float" office:value="17">
            <text:p>17,00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, top/bottom, y</text:p>
          </table:table-cell>
          <table:table-cell table:style-name="ce9" table:formula="of:=17+1.2+1.6-[.B18]/2" office:value-type="float" office:value="19.25">
            <text:p>19,25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office:value-type="float" office:value="1.1">
            <text:p>1,1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14]*2-2*3+2*1.5" office:value-type="float" office:value="189">
            <text:p>189,00</text:p>
          </table:table-cell>
          <table:table-cell table:number-columns-repeated="4"/>
        </table:table-row>
        <table:table-row table:style-name="ro2">
          <table:table-cell office:value-type="string">
            <text:p>Cavity depth, front side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office:value-type="string">
            <text:p>Cavity depth, back side</text:p>
          </table:table-cell>
          <table:table-cell table:formula="of:=[.$F$7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 / 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he plates are shown with their exterior face. Cavities must be put on reverse side if bolts and bushes are mounted for fixing electronics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+[.B20]+[.B21]-2*0.1" office:value-type="float" office:value="22.4">
            <text:p>22,4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3]-2*10+2*3-2*0.1" office:value-type="float" office:value="185.8">
            <text:p>185,8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</text:span>, x (+/1)</text:p>
          </table:table-cell>
          <table:table-cell table:formula="of:=[.B28]/2-3+[.B32]/2" office:value-type="float" office:value="91.65">
            <text:p>91,65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7]+4" office:value-type="float" office:value="26.4">
            <text:p>26,4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0.9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, y</text:p>
          </table:table-cell>
          <table:table-cell table:style-name="Default" table:formula="of:=[.B27]/2-[.B21]+[.B38]/2" office:value-type="float" office:value="11.7">
            <text:p>11,7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, y</text:p>
          </table:table-cell>
          <table:table-cell table:style-name="ce10" table:formula="of:=-([.B27]/2-[.B20]+[.B39]/2)" office:value-type="float" office:value="-11.1">
            <text:p>-11,1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 height</text:p>
          </table:table-cell>
          <table:table-cell table:formula="of:=IF([.B21]+1&lt;3;3;[.B21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 height</text:p>
          </table:table-cell>
          <table:table-cell table:style-name="ce10" table:formula="of:=IF([.B20]+1&lt;3;3;[.B20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width</text:p>
          </table:table-cell>
          <table:table-cell table:formula="of:=[.B28]+4" office:value-type="float" office:value="189.8">
            <text:p>189,8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B33]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7]/2-[.B21]+[.F7]" office:value-type="float" office:value="12.7">
            <text:p>12,7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0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/>
          <table:table-cell table:style-name="Default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3"/>
          <table:table-cell table:number-columns-repeated="5"/>
        </table:table-row>
        <table:table-row table:style-name="ro2" table:number-rows-repeated="14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200">
            <text:p>200,00</text:p>
          </table:table-cell>
          <table:table-cell table:number-columns-repeated="4"/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-08-2012</text:date>, <text:time>02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07T02:03:20</dc:date>
    <meta:editing-duration>PT10H11M02S</meta:editing-duration>
    <meta:editing-cycles>19</meta:editing-cycles>
    <meta:generator>NeoOffice/3.2.1$Unix OpenOffice.org_project/Patch 4</meta:generator>
    <meta:document-statistic meta:table-count="3" meta:cell-count="78" meta:object-count="0"/>
  </office:meta>
</office:document-meta>
</file>